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Gadugi" svg:font-family="Gadugi"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list-style-name="WWNum12">
      <style:text-properties fo:color="#ff0000" officeooo:paragraph-rsid="002eb138"/>
    </style:style>
    <style:style style:name="P2" style:family="paragraph" style:parent-style-name="List_20_Paragraph">
      <style:paragraph-properties fo:margin-left="-0.751cm" fo:margin-right="0cm" fo:text-indent="0cm" style:auto-text-indent="false"/>
      <style:text-properties fo:color="#ff0000" officeooo:paragraph-rsid="002eb138"/>
    </style:style>
    <style:style style:name="P3" style:family="paragraph" style:parent-style-name="List_20_Paragraph">
      <style:paragraph-properties fo:margin-left="0.609cm" fo:margin-right="0cm" fo:text-indent="0cm" style:auto-text-indent="false"/>
      <style:text-properties fo:color="#ff0000" officeooo:paragraph-rsid="002eb138"/>
    </style:style>
    <style:style style:name="P4" style:family="paragraph" style:parent-style-name="List_20_Paragraph">
      <style:paragraph-properties fo:margin-left="-1cm" fo:margin-right="0cm" fo:text-indent="0cm" style:auto-text-indent="false"/>
      <style:text-properties fo:color="#ff0000" officeooo:paragraph-rsid="0033a9b5"/>
    </style:style>
    <style:style style:name="P5" style:family="paragraph" style:parent-style-name="List_20_Paragraph">
      <style:paragraph-properties fo:margin-left="-1cm" fo:margin-right="0cm" fo:text-indent="0cm" style:auto-text-indent="false"/>
      <style:text-properties officeooo:rsid="00577c4a" officeooo:paragraph-rsid="0033a9b5"/>
    </style:style>
    <style:style style:name="P6" style:family="paragraph" style:parent-style-name="List_20_Paragraph">
      <style:paragraph-properties fo:margin-left="-1cm" fo:margin-right="0cm" fo:text-align="start" style:justify-single-word="false" fo:text-indent="0cm" style:auto-text-indent="false"/>
      <style:text-properties fo:color="#000000" style:text-line-through-style="none" style:text-line-through-type="none" style:text-position="0% 100%" style:font-name="Gadugi" fo:font-size="13pt" fo:language="fr" fo:country="FR" fo:font-style="normal" style:text-underline-style="none" fo:font-weight="normal" officeooo:rsid="00566d5c" officeooo:paragraph-rsid="0038aa66" fo:background-color="transparent" style:font-size-asian="11.3500003814697pt" style:font-style-asian="normal" style:font-weight-asian="normal" style:font-size-complex="13pt" style:font-style-complex="normal" style:font-weight-complex="normal"/>
    </style:style>
    <style:style style:name="P7" style:family="paragraph" style:parent-style-name="List_20_Paragraph">
      <style:paragraph-properties fo:margin-left="-1cm" fo:margin-right="0cm" fo:text-align="start" style:justify-single-word="false" fo:text-indent="0cm" style:auto-text-indent="false"/>
      <style:text-properties officeooo:paragraph-rsid="0038aa66"/>
    </style:style>
    <style:style style:name="P8" style:family="paragraph" style:parent-style-name="List_20_Paragraph" style:list-style-name="L56">
      <style:paragraph-properties fo:margin-left="0cm" fo:margin-right="0cm" fo:text-align="justify" style:justify-single-word="false" fo:text-indent="0cm" style:auto-text-indent="false"/>
      <style:text-properties fo:color="#111111" fo:font-size="12pt" officeooo:rsid="00198b50" officeooo:paragraph-rsid="0037c24e" style:font-size-asian="12pt" style:font-size-complex="12pt"/>
    </style:style>
    <style:style style:name="P9" style:family="paragraph" style:parent-style-name="Standard">
      <style:paragraph-properties fo:text-align="start" style:justify-single-word="false"/>
      <style:text-properties fo:color="#000000" style:text-line-through-style="none" style:text-line-through-type="none" style:text-position="0% 100%" style:font-name="Gadugi" fo:font-size="13pt" fo:language="fr" fo:country="FR" fo:font-style="normal" style:text-underline-style="none" fo:font-weight="normal" officeooo:rsid="00566d5c" officeooo:paragraph-rsid="0035826e" fo:background-color="transparent"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cc04b" officeooo:paragraph-rsid="002dd4ef"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cc04b" officeooo:paragraph-rsid="002dd4ef"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751cm" fo:margin-right="0cm" fo:text-indent="0cm" style:auto-text-indent="false"/>
      <style:text-properties fo:color="#ff0000" officeooo:paragraph-rsid="002eb138"/>
    </style:style>
    <style:style style:name="P13" style:family="paragraph" style:parent-style-name="Text_20_body">
      <style:text-properties fo:color="#000000" fo:font-size="12pt" fo:language="fr" fo:country="FR" fo:font-style="normal" style:text-underline-style="none" fo:font-weight="normal" officeooo:rsid="00e81d7b" style:font-size-asian="10.5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color="#000000" style:text-line-through-style="none" style:text-line-through-type="none" style:text-position="0% 100%" style:font-name="Gadugi" fo:font-size="13pt" fo:language="fr" fo:country="FR" fo:font-style="normal" style:text-underline-style="none" fo:font-weight="normal" officeooo:rsid="00566d5c" officeooo:paragraph-rsid="0035826e" fo:background-color="transparent" style:font-size-asian="11.3500003814697pt" style:font-style-asian="normal" style:font-weight-asian="normal" style:font-size-complex="13pt" style:font-style-complex="normal" style:font-weight-complex="normal"/>
    </style:style>
    <style:style style:name="P15" style:family="paragraph" style:parent-style-name="Text_20_body" style:list-style-name="L39"/>
    <style:style style:name="P16" style:family="paragraph" style:parent-style-name="Text_20_body" style:list-style-name="L40"/>
    <style:style style:name="P17" style:family="paragraph" style:parent-style-name="Text_20_body" style:list-style-name="L41"/>
    <style:style style:name="P18" style:family="paragraph" style:parent-style-name="Text_20_body" style:list-style-name="L42"/>
    <style:style style:name="P19" style:family="paragraph" style:parent-style-name="Text_20_body" style:list-style-name="L43"/>
    <style:style style:name="P20" style:family="paragraph" style:parent-style-name="Text_20_body" style:list-style-name="L44"/>
    <style:style style:name="P21" style:family="paragraph" style:parent-style-name="Text_20_body">
      <style:text-properties fo:color="#ff0000" style:text-line-through-style="none" style:text-line-through-type="none" fo:font-size="12pt" fo:language="fr" fo:country="FR" fo:font-style="normal" style:text-underline-style="none" fo:font-weight="normal" officeooo:rsid="0106fde4" style:font-size-asian="10.5pt" style:font-style-asian="normal" style:font-weight-asian="normal" style:font-size-complex="12pt" style:font-style-complex="normal" style:font-weight-complex="normal"/>
    </style:style>
    <style:style style:name="P22" style:family="paragraph" style:parent-style-name="Text_20_body" style:list-style-name="L45"/>
    <style:style style:name="P23" style:family="paragraph" style:parent-style-name="Text_20_body" style:list-style-name="L46"/>
    <style:style style:name="P24" style:family="paragraph" style:parent-style-name="Text_20_body" style:list-style-name="L47"/>
    <style:style style:name="P25" style:family="paragraph" style:parent-style-name="Text_20_body" style:list-style-name="L48">
      <style:text-properties officeooo:paragraph-rsid="0032825b"/>
    </style:style>
    <style:style style:name="P26" style:family="paragraph" style:parent-style-name="Text_20_body" style:list-style-name="L50"/>
    <style:style style:name="P27" style:family="paragraph" style:parent-style-name="Text_20_body" style:list-style-name="L51"/>
    <style:style style:name="P28" style:family="paragraph" style:parent-style-name="Text_20_body" style:list-style-name="L52"/>
    <style:style style:name="P29" style:family="paragraph" style:parent-style-name="Text_20_body">
      <style:paragraph-properties fo:text-align="start" style:justify-single-word="false"/>
      <style:text-properties officeooo:paragraph-rsid="0035826e"/>
    </style:style>
    <style:style style:name="P30" style:family="paragraph" style:parent-style-name="Text_20_body" style:list-style-name="L54"/>
    <style:style style:name="P31" style:family="paragraph" style:parent-style-name="Text_20_body" style:list-style-name="L55"/>
    <style:style style:name="P32" style:family="paragraph" style:parent-style-name="Text_20_body" style:list-style-name="L56"/>
    <style:style style:name="P33" style:family="paragraph" style:parent-style-name="Text_20_body" style:list-style-name="L57"/>
    <style:style style:name="P34" style:family="paragraph" style:parent-style-name="Text_20_body" style:list-style-name="L58"/>
    <style:style style:name="P35" style:family="paragraph" style:parent-style-name="Text_20_body" style:list-style-name="L59"/>
    <style:style style:name="P36" style:family="paragraph" style:parent-style-name="Text_20_body" style:list-style-name="L60"/>
    <style:style style:name="P37" style:family="paragraph" style:parent-style-name="Text_20_body">
      <style:paragraph-properties fo:margin-top="0cm" fo:margin-bottom="0cm" loext:contextual-spacing="false"/>
    </style:style>
    <style:style style:name="P38" style:family="paragraph" style:parent-style-name="Text_20_body" style:list-style-name="L39">
      <style:paragraph-properties fo:margin-top="0cm" fo:margin-bottom="0cm" loext:contextual-spacing="false"/>
    </style:style>
    <style:style style:name="P39" style:family="paragraph" style:parent-style-name="Text_20_body" style:list-style-name="L40">
      <style:paragraph-properties fo:margin-top="0cm" fo:margin-bottom="0cm" loext:contextual-spacing="false"/>
    </style:style>
    <style:style style:name="P40" style:family="paragraph" style:parent-style-name="Text_20_body" style:list-style-name="L41">
      <style:paragraph-properties fo:margin-top="0cm" fo:margin-bottom="0cm" loext:contextual-spacing="false"/>
    </style:style>
    <style:style style:name="P41" style:family="paragraph" style:parent-style-name="Text_20_body" style:list-style-name="L42">
      <style:paragraph-properties fo:margin-top="0cm" fo:margin-bottom="0cm" loext:contextual-spacing="false"/>
    </style:style>
    <style:style style:name="P42" style:family="paragraph" style:parent-style-name="Text_20_body" style:list-style-name="L43">
      <style:paragraph-properties fo:margin-top="0cm" fo:margin-bottom="0cm" loext:contextual-spacing="false"/>
    </style:style>
    <style:style style:name="P43" style:family="paragraph" style:parent-style-name="Text_20_body" style:list-style-name="L44">
      <style:paragraph-properties fo:margin-top="0cm" fo:margin-bottom="0cm" loext:contextual-spacing="false"/>
    </style:style>
    <style:style style:name="P44" style:family="paragraph" style:parent-style-name="Text_20_body" style:list-style-name="L45">
      <style:paragraph-properties fo:margin-top="0cm" fo:margin-bottom="0cm" loext:contextual-spacing="false"/>
    </style:style>
    <style:style style:name="P45" style:family="paragraph" style:parent-style-name="Text_20_body" style:list-style-name="L46">
      <style:paragraph-properties fo:margin-top="0cm" fo:margin-bottom="0cm" loext:contextual-spacing="false"/>
    </style:style>
    <style:style style:name="P46" style:family="paragraph" style:parent-style-name="Text_20_body" style:list-style-name="L47">
      <style:paragraph-properties fo:margin-top="0cm" fo:margin-bottom="0cm" loext:contextual-spacing="false"/>
    </style:style>
    <style:style style:name="P47" style:family="paragraph" style:parent-style-name="Text_20_body" style:list-style-name="L48">
      <style:paragraph-properties fo:margin-top="0cm" fo:margin-bottom="0cm" loext:contextual-spacing="false"/>
    </style:style>
    <style:style style:name="P48" style:family="paragraph" style:parent-style-name="Text_20_body" style:list-style-name="L50">
      <style:paragraph-properties fo:margin-top="0cm" fo:margin-bottom="0cm" loext:contextual-spacing="false"/>
    </style:style>
    <style:style style:name="P49" style:family="paragraph" style:parent-style-name="Text_20_body" style:list-style-name="L52">
      <style:paragraph-properties fo:margin-top="0cm" fo:margin-bottom="0cm" loext:contextual-spacing="false"/>
    </style:style>
    <style:style style:name="P50" style:family="paragraph" style:parent-style-name="Text_20_body" style:list-style-name="L53">
      <style:paragraph-properties fo:margin-top="0cm" fo:margin-bottom="0cm" loext:contextual-spacing="false"/>
    </style:style>
    <style:style style:name="P51" style:family="paragraph" style:parent-style-name="Text_20_body" style:list-style-name="L54">
      <style:paragraph-properties fo:margin-top="0cm" fo:margin-bottom="0cm" loext:contextual-spacing="false"/>
    </style:style>
    <style:style style:name="P52" style:family="paragraph" style:parent-style-name="Text_20_body">
      <style:paragraph-properties fo:margin-top="0cm" fo:margin-bottom="0cm" loext:contextual-spacing="false"/>
      <style:text-properties officeooo:paragraph-rsid="0036a1c6"/>
    </style:style>
    <style:style style:name="P53" style:family="paragraph" style:parent-style-name="Text_20_body" style:list-style-name="L55">
      <style:paragraph-properties fo:margin-top="0cm" fo:margin-bottom="0cm" loext:contextual-spacing="false"/>
    </style:style>
    <style:style style:name="P54" style:family="paragraph" style:parent-style-name="Text_20_body" style:list-style-name="L56">
      <style:paragraph-properties fo:margin-top="0cm" fo:margin-bottom="0cm" loext:contextual-spacing="false"/>
    </style:style>
    <style:style style:name="P55" style:family="paragraph" style:parent-style-name="Text_20_body" style:list-style-name="L57">
      <style:paragraph-properties fo:margin-top="0cm" fo:margin-bottom="0cm" loext:contextual-spacing="false"/>
    </style:style>
    <style:style style:name="P56" style:family="paragraph" style:parent-style-name="Text_20_body" style:list-style-name="L58">
      <style:paragraph-properties fo:margin-top="0cm" fo:margin-bottom="0cm" loext:contextual-spacing="false"/>
    </style:style>
    <style:style style:name="P57" style:family="paragraph" style:parent-style-name="Text_20_body" style:list-style-name="L59">
      <style:paragraph-properties fo:margin-top="0cm" fo:margin-bottom="0cm" loext:contextual-spacing="false"/>
    </style:style>
    <style:style style:name="P58" style:family="paragraph" style:parent-style-name="Text_20_body" style:list-style-name="L60">
      <style:paragraph-properties fo:margin-top="0cm" fo:margin-bottom="0cm" loext:contextual-spacing="false"/>
    </style:style>
    <style:style style:name="T1" style:family="text">
      <style:text-properties fo:color="#ff0000"/>
    </style:style>
    <style:style style:name="T2" style:family="text">
      <style:text-properties fo:color="#ff0000" style:font-name-asian="MetaNormalLF-Roman" style:font-name-complex="Arial"/>
    </style:style>
    <style:style style:name="T3" style:family="text">
      <style:text-properties fo:color="#ff0000" style:font-name="Gadugi" fo:font-size="13pt" fo:font-style="normal" style:text-underline-style="none" fo:font-weight="normal" fo:background-color="transparent" loext:char-shading-value="0" style:font-size-asian="11.3500003814697pt" style:font-style-asian="normal" style:font-weight-asian="normal" style:font-size-complex="13pt" style:font-style-complex="normal" style:font-weight-complex="normal"/>
    </style:style>
    <style:style style:name="T4" style:family="text">
      <style:text-properties fo:color="#ff0000" style:font-name="Gadugi" fo:font-size="13pt" fo:font-style="normal" style:text-underline-style="none" fo:font-weight="normal" fo:background-color="#ffbf00" loext:char-shading-value="0" style:font-size-asian="11.3500003814697pt" style:font-style-asian="normal" style:font-weight-asian="normal" style:font-size-complex="13pt" style:font-style-complex="normal" style:font-weight-complex="normal"/>
    </style:style>
    <style:style style:name="T5" style:family="text">
      <style:text-properties fo:color="#ff0000" style:font-name="Gadugi" fo:font-size="13pt" fo:font-style="normal" style:text-underline-style="none" fo:font-weight="normal" fo:background-color="#81d41a" loext:char-shading-value="0" style:font-size-asian="11.3500003814697pt" style:font-style-asian="normal" style:font-weight-asian="normal" style:font-size-complex="13pt" style:font-style-complex="normal" style:font-weight-complex="normal"/>
    </style:style>
    <style:style style:name="T6" style:family="text">
      <style:text-properties fo:color="#ff0000" style:font-name="Gadugi" fo:font-size="13pt" fo:font-style="normal" style:text-underline-style="none" fo:font-weight="normal" fo:background-color="#ffd428" loext:char-shading-value="0" style:font-size-asian="11.3500003814697pt" style:font-style-asian="normal" style:font-weight-asian="normal" style:font-size-complex="13pt" style:font-style-complex="normal" style:font-weight-complex="normal"/>
    </style:style>
    <style:style style:name="T7" style:family="text">
      <style:text-properties fo:color="#ff0000" style:font-name="Gadugi" fo:font-size="13pt" fo:font-style="normal" style:text-underline-style="none" fo:font-weight="normal" fo:background-color="#5983b0" loext:char-shading-value="0" style:font-size-asian="11.3500003814697pt" style:font-style-asian="normal" style:font-weight-asian="normal" style:font-size-complex="13pt" style:font-style-complex="normal" style:font-weight-complex="normal"/>
    </style:style>
    <style:style style:name="T8" style:family="text">
      <style:text-properties fo:color="#ff0000" style:font-name="Gadugi" fo:font-size="13pt" fo:font-style="normal" style:text-underline-style="none" fo:font-weight="normal" fo:background-color="#ff972f" loext:char-shading-value="0" style:font-size-asian="11.3500003814697pt" style:font-style-asian="normal" style:font-weight-asian="normal" style:font-size-complex="13pt" style:font-style-complex="normal" style:font-weight-complex="normal"/>
    </style:style>
    <style:style style:name="T9" style:family="text">
      <style:text-properties fo:color="#ff0000" style:text-position="sub 58%" style:font-name="Gadugi" fo:font-size="13pt" fo:font-style="normal" style:text-underline-style="none" fo:font-weight="normal" fo:background-color="#81d41a" loext:char-shading-value="0" style:font-size-asian="11.3500003814697pt" style:font-style-asian="normal" style:font-weight-asian="normal" style:font-size-complex="13pt" style:font-style-complex="normal" style:font-weight-complex="normal"/>
    </style:style>
    <style:style style:name="T10" style:family="text">
      <style:text-properties fo:color="#ff0000" fo:background-color="#ffbf00" loext:char-shading-value="0"/>
    </style:style>
    <style:style style:name="T11" style:family="text">
      <style:text-properties fo:color="#ff0000" fo:background-color="#ffbf00" loext:char-shading-value="0" style:font-name-asian="MetaNormalLF-Roman" style:font-name-complex="Arial"/>
    </style:style>
    <style:style style:name="T12" style:family="text">
      <style:text-properties fo:color="#ff0000" fo:background-color="#729fcf" loext:char-shading-value="0"/>
    </style:style>
    <style:style style:name="T13" style:family="text">
      <style:text-properties fo:color="#ff0000" fo:background-color="#729fcf" loext:char-shading-value="0" style:font-name-asian="MetaNormalLF-Roman" style:font-name-complex="Arial"/>
    </style:style>
    <style:style style:name="T14" style:family="text">
      <style:text-properties fo:color="#ff0000" fo:background-color="#81d41a" loext:char-shading-value="0"/>
    </style:style>
    <style:style style:name="T15" style:family="text">
      <style:text-properties fo:color="#ff0000" fo:background-color="#ffd428" loext:char-shading-value="0"/>
    </style:style>
    <style:style style:name="T16" style:family="text">
      <style:text-properties fo:color="#ff0000" fo:background-color="transparent" loext:char-shading-value="0"/>
    </style:style>
    <style:style style:name="T17" style:family="text">
      <style:text-properties style:font-name-asian="MetaNormalLF-Roman" style:font-name-complex="Arial"/>
    </style:style>
    <style:style style:name="T18" style:family="text">
      <style:text-properties officeooo:rsid="010822fa" style:font-name-asian="MetaNormalLF-Roman" style:font-name-complex="Arial"/>
    </style:style>
    <style:style style:name="T19" style:family="text">
      <style:text-properties officeooo:rsid="002c7241"/>
    </style:style>
    <style:style style:name="T20" style:family="text">
      <style:text-properties style:font-name="sans-serif" fo:font-size="13.5pt" fo:font-style="italic" style:text-underline-style="solid" style:text-underline-width="auto" style:text-underline-color="font-color" style:font-name-asian="MetaNormalLF-Roman" style:font-style-asian="italic" style:font-name-complex="Arial" style:font-style-complex="italic"/>
    </style:style>
    <style:style style:name="T21" style:family="text">
      <style:text-properties style:font-name="sans-serif" fo:font-size="13.5pt" style:font-name-asian="MetaNormalLF-Roman" style:font-name-complex="Arial"/>
    </style:style>
    <style:style style:name="T22" style:family="text">
      <style:text-properties style:font-name="sans-serif" fo:font-style="italic" style:text-underline-style="solid" style:text-underline-width="auto" style:text-underline-color="font-color" style:font-name-asian="MetaNormalLF-Roman" style:font-style-asian="italic" style:font-name-complex="Arial" style:font-style-complex="italic"/>
    </style:style>
    <style:style style:name="T23" style:family="text">
      <style:text-properties style:font-name="sans-serif" style:font-name-asian="MetaNormalLF-Roman" style:font-name-complex="Arial"/>
    </style:style>
    <style:style style:name="T24" style:family="text">
      <style:text-properties fo:color="#c9211e" fo:font-size="16pt" style:text-underline-style="solid" style:text-underline-width="auto" style:text-underline-color="font-color" style:font-name-asian="MetaNormalLF-Roman" style:font-size-asian="16pt" style:font-name-complex="Arial" style:font-size-complex="16pt"/>
    </style:style>
    <style:style style:name="T25" style:family="text">
      <style:text-properties fo:color="#c9211e" fo:font-size="16pt" style:text-underline-style="solid" style:text-underline-width="auto" style:text-underline-color="font-color" officeooo:rsid="0005b0f9" style:font-name-asian="MetaNormalLF-Roman" style:font-size-asian="16pt" style:font-name-complex="Arial" style:font-size-complex="16pt"/>
    </style:style>
    <style:style style:name="T26" style:family="text">
      <style:text-properties fo:color="#c9211e" fo:font-size="16pt" style:text-underline-style="solid" style:text-underline-width="auto" style:text-underline-color="font-color" officeooo:rsid="0035826e" style:font-name-asian="MetaNormalLF-Roman" style:font-size-asian="16pt" style:font-name-complex="Arial" style:font-size-complex="16pt"/>
    </style:style>
    <style:style style:name="T27" style:family="text">
      <style:text-properties fo:background-color="#81d41a" loext:char-shading-value="0"/>
    </style:style>
    <style:style style:name="T28" style:family="text">
      <style:text-properties officeooo:rsid="001aa961" fo:background-color="#81d41a" loext:char-shading-value="0"/>
    </style:style>
    <style:style style:name="T29" style:family="text">
      <style:text-properties officeooo:rsid="001aa961"/>
    </style:style>
    <style:style style:name="T30" style:family="text">
      <style:text-properties officeooo:rsid="0037c24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5">L</text:span><text:span text:style-name="T26">eçon</text:span><text:span text:style-name="T25">12 </text:span><text:span text:style-name="T24">Reproduction de la plante entre vie fixée et mobilité</text:span><text:span text:style-name="T17"> </text:span></text:p>
      <text:p text:style-name="P9"><text:span text:style-name="T17"/></text:p>
      <text:p text:style-name="P9"><text:span text:style-name="T17"/></text:p>
      <text:p text:style-name="P29"><text:span text:style-name="T17">Les bambous sont des plantes à fleurs qui ne fleurissent généralement que selon des cycles de 40 à 120 ans et se reproduisent de manière asexuée (végétative) en produisant des clones.</text:span></text:p>
      <text:list xml:id="list4147792592" text:style-name="L54">
        <text:list-item>
          <text:p text:style-name="P51">La reproduction asexuée se fait par divers organes végétatifs tels que les rhizomes, les tubercules, les bulbes, les stolons.</text:p>
        </text:list-item>
      </text:list>
      <text:p text:style-name="P52"><text:tab/><text:tab/>Les rhizomes sont des tiges souterraines à croissance horizontale qui peuvent produire de nouvelles tiges feuillées considérées comme de nouveaux individus à distance de la plante-mère. </text:p>
      <text:p text:style-name="P52"><text:tab/><text:tab/>Les tubercules sont également des tiges enterrées qui produisent de nouvelles tiges feuillées et de nouveaux tubercules. </text:p>
      <text:p text:style-name="P52"><text:tab/><text:tab/>Les bulbes sont des organes formés de mini-tige plate et de feuilles charnues qui stockent des réserves et permettent la formation de nouveaux bulbes à la périphérie. </text:p>
      <text:p text:style-name="P52"><text:tab/><text:tab/>Les stolons sont des tiges rampantes qui produisent de nouvelles tiges feuillées à distance de la plante-mère.</text:p>
      <text:p text:style-name="P37"/>
      <text:list xml:id="list1407811523143" text:continue-numbering="true" text:style-name="L54">
        <text:list-item>
          <text:p text:style-name="P51">Ces organes peuvent produire de nouvelles tiges feuillées et racines à distance de la plante-mère, grâce à la capacité des cellules végétales à se dédifférencier et se redifférencier (totipotence).</text:p>
        </text:list-item>
        <text:list-item>
          <text:p text:style-name="P30">Ces modes de reproduction asexuée sont efficaces pour coloniser le milieu.</text:p>
        </text:list-item>
      </text:list>
      <text:list xml:id="list50969686" text:style-name="L55">
        <text:list-item>
          <text:p text:style-name="P53">L'Homme a développé des techniques comme le bouturage, le marcottage, la greffe et l'utilisation de phytohormones pour reproduire asexuellement les plantes à des fins horticoles.</text:p>
        </text:list-item>
        <text:list-item>
          <text:p text:style-name="P31">Il y a un risque de croissance inhibée des autres organes et de croissance hétérogène dans certaines techniques de reproduction asexuée.</text:p>
        </text:list-item>
      </text:list>
      <text:p text:style-name="Text_20_body"><text:span text:style-name="T17"/></text:p>
      <text:list xml:id="list2891513092" text:style-name="L56">
        <text:list-item>
          <text:p text:style-name="P54"><text:span text:style-name="T17">La reproduction sexuée chez les Angiospermes se fait par la fleur.</text:span></text:p>
        </text:list-item>
        <text:list-item>
          <text:p text:style-name="P54">Les pièces florales sont organisées sur des cercles concentriques appelés verticilles : sépales, pétales, étamines et pistils (ou carpelles).</text:p>
        </text:list-item>
        <text:list-item>
          <text:p text:style-name="P54">Les étamines sont les organes reproducteurs mâles, qui libèrent les grains de pollen (gamètes mâles). Les pistils sont les organes reproducteurs femelles, qui contiennent les ovules (gamètes femelles).</text:p>
        </text:list-item>
        <text:list-item>
          <text:p text:style-name="P54">La plupart des fleurs sont hermaphrodites (mâle et femelle en même temps) mais certaines sont dioïques (individus mâles et femelles séparés) ou monoïques (fleurs mâles et femelles séparées sur un même individu).</text:p>
          <text:p text:style-name="P8">Chez <text:span text:style-name="T29">di</text:span>oïque gamètes mâles doivent être transportés <text:s/><text:span text:style-name="T29">pour fécondés avec celles femelles (pollinisation) du fait de vie fixée = </text:span><text:span text:style-name="T28">allogamie</text:span></text:p>
        </text:list-item>
        <text:list-item>
          <text:p text:style-name="P8"><text:span text:style-name="T29">chez monoïque il y a autofécondation → pas de diversification génétique = </text:span><text:span text:style-name="T28">autogamie </text:span><text:span text:style-name="T29">; autrement faut aussi un transport des gamètes mâles </text:span></text:p>
        </text:list-item>
        <text:list-item>
          <text:p text:style-name="P32">La diversité des fleurs est grande, certaines n'ont pas de sépales ni de pétales, certaines sont minuscules, certaines sont solitaires, d'autres sont organisées en inflorescence.</text:p>
        </text:list-item>
      </text:list>
      <text:p text:style-name="Text_20_body"><text:span text:style-name="T17"/></text:p>
      <text:p text:style-name="P14"><text:soft-page-break/><text:span text:style-name="T17">La reproduction sexuée chez les plantes nécessite une rencontre entre un gamète mâle et un gamète femelle, appelée fécondation. Le pollen est le vecteur des gamètes mâles, on parle de pollinisation.</text:span></text:p>
      <text:list xml:id="list4072358792" text:style-name="L57">
        <text:list-item>
          <text:p text:style-name="P55">L'allogamie (pollinisation croisée) est la règle pour les espèces dioïques et pour la plupart des espèces monoïques, afin de favoriser la diversification génétique. Cependant, l'autogamie (autofécondation) peut également se produire chez les espèces hermaphrodites.</text:p>
        </text:list-item>
        <text:list-item>
          <text:p text:style-name="P55">Certaines plantes utilisent des stratégies pour éviter l'autofécondation, comme la désynchronisation de la floraison des fleurs mâles et femelles ou l'utilisation de structures empêchant tout contact entre les pollinies.</text:p>
        </text:list-item>
        <text:list-item>
          <text:p text:style-name="P33">Les plantes peuvent également utiliser la zoogamie (pollinisation par les animaux) pour assurer leur reproduction, en offrant des récompenses comme du nectar ou des ornements pour attirer les pollinisateurs. Les caractéristiques des fleurs zoogames diffèrent de celles des plantes anémogames (pollinisation par le vent), comme la taille de la fleur et du pollen.</text:p>
        </text:list-item>
      </text:list>
      <text:p text:style-name="P14"><text:span text:style-name="T17"/></text:p>
      <text:p text:style-name="P14"><text:span text:style-name="T17">Constat : Les fleurs fécondées se transforment en fruits, qui contiennent les graines nécessaires à la germination.</text:span></text:p>
      <text:p text:style-name="Text_20_body">Problème : Comprendre les différentes étapes de la transformation de la fleur en fruit, et les mécanismes impliqués.</text:p>
      <text:list xml:id="list1276576443" text:style-name="L58">
        <text:list-item>
          <text:p text:style-name="P56">La fructification est la transformation des ovules fécondés en graines, protégées par l'endocarpe. L'ovaire devient le mésocarpe qui stocke des réserves pour la germination.</text:p>
        </text:list-item>
        <text:list-item>
          <text:p text:style-name="P56">Chez certains fruits, la fructification est plus complexe, avec une transformation des différentes pièces florales femelles.</text:p>
        </text:list-item>
        <text:list-item>
          <text:p text:style-name="P34">Les réserves stockées dans les graines sont utilisées pour la germination, grâce à l'action de l'enzyme amylase produite sous l'effet de l'acide gibbérellique.</text:p>
        </text:list-item>
      </text:list>
      <text:p text:style-name="Text_20_body">Formules :</text:p>
      <text:list xml:id="list3406215229" text:style-name="L59">
        <text:list-item>
          <text:p text:style-name="P57">Acide gibbérellique : stimule la synthèse d'enzymes digestives pour la germination</text:p>
        </text:list-item>
        <text:list-item>
          <text:p text:style-name="P35">Amylase : enzyme produite pour dégrader l'amidon en sucres simples.</text:p>
        </text:list-item>
      </text:list>
      <text:p text:style-name="P9"><text:span text:style-name="T17"/></text:p>
      <text:p text:style-name="P14"><text:span text:style-name="T17">Problème: Comprendre les différentes stratégies employées par les plantes pour permettre la dispersion des graines.</text:span></text:p>
      <text:p text:style-name="Text_20_body">Stratégies de dispersion des graines:</text:p>
      <text:list xml:id="list767301390" text:style-name="L60">
        <text:list-item>
          <text:p text:style-name="P58">Autochorie: les plantes ont des dispositifs spécifiques pour disperser leurs graines (ex: violette, concombre gicleur).</text:p>
        </text:list-item>
        <text:list-item>
          <text:p text:style-name="P58">Allochorie: les fruits sont dispersés avec le concours d’autres êtres vivants ou agents physiques.</text:p>
          <text:list>
            <text:list-item>
              <text:p text:style-name="P58">Anémochorie: les fruits sont dispersés par le vent (ex: pissenlit, virevoltant).</text:p>
            </text:list-item>
            <text:list-item>
              <text:p text:style-name="P58">Hydrochorie: l’eau se charge de la dispersion du fruit (ex: noix de coco).</text:p>
            </text:list-item>
            <text:list-item>
              <text:p text:style-name="P36"><text:soft-page-break/>Zoochorie: les fruits sont dispersés par les animaux (ex: bardane, carotte sauvage). Il existe 3 types de zoochorie: épizoochorie, synzoochorie, endozoochorie. Il y a souvent coopération entre espèces animales et végétales.</text:p>
            </text:list-item>
          </text:list>
        </text:list-item>
      </text:list>
      <text:p text:style-name="P9"><text:span text:style-name="T17"/></text:p>
      <text:p text:style-name="P7"><text:span text:style-name="T1">BILAN : Les plantes ont </text:span><text:span text:style-name="T10">2 modalités de reproduction</text:span><text:span text:style-name="T1"> : </text:span><text:span text:style-name="T14">sexuée</text:span><text:span text:style-name="T1"> et </text:span><text:span text:style-name="T14">asexuée</text:span><text:span text:style-name="T1">. Si la reproduction </text:span><text:span text:style-name="T12">asexuée</text:span><text:span text:style-name="T1"> est </text:span><text:span text:style-name="T15">assurée</text:span><text:span text:style-name="T1"> par divers </text:span><text:span text:style-name="T15">organes</text:span><text:span text:style-name="T1"> de la plante qui ont par ailleurs </text:span><text:span text:style-name="T15">d’autres fonctions</text:span><text:span text:style-name="T1">, la reproduction </text:span><text:span text:style-name="T12">sexuée</text:span><text:span text:style-name="T1"> quant à elle est le </text:span><text:span text:style-name="T15">fait</text:span><text:span text:style-name="T1"> d’un </text:span><text:span text:style-name="T16">organe</text:span><text:span text:style-name="T1"> bien particulier, la </text:span><text:span text:style-name="T15">fleur</text:span><text:span text:style-name="T1">.</text:span></text:p>
      <text:p text:style-name="P6"><text:span text:style-name="T2">Pour la grande majorité des plantes cette reproduction sexuée comprend 2 étapes essentielles en </text:span><text:span text:style-name="T11">collaboration</text:span><text:span text:style-name="T2"> avec d’autres </text:span><text:span text:style-name="T11">êtres vivants</text:span><text:span text:style-name="T2"> : la </text:span><text:span text:style-name="T13">pollinisation</text:span><text:span text:style-name="T2"> et la </text:span><text:span text:style-name="T13">dispersion</text:span><text:span text:style-name="T2"> des </text:span><text:span text:style-name="T13">fruits</text:span><text:span text:style-name="T2"> ou des </text:span><text:span text:style-name="T13">graines</text:span><text:span text:style-name="T2">. Il existe donc une </text:span><text:span text:style-name="T11">coévolution</text:span><text:span text:style-name="T2"> entre les </text:span><text:span text:style-name="T11">plantes</text:span><text:span text:style-name="T2"> et les </text:span><text:span text:style-name="T11">animaux</text:span><text:span text:style-name="T2"> et ces derniers </text:span><text:span text:style-name="T11">pallient</text:span><text:span text:style-name="T2"> au fait que les végétaux ont un </text:span><text:span text:style-name="T11">mode de vie</text:span><text:span text:style-name="T2"> </text:span><text:span text:style-name="T11">fixé</text:span><text:span text:style-name="T2"> théoriquement peu compatible avec la reproduction sexué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Gadugi" svg:font-family="Gadugi"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style:num-suffix="" text:bullet-char="">
        <style:list-level-properties text:list-level-position-and-space-mode="label-alignment">
          <style:list-level-label-alignment text:label-followed-by="listtab" fo:text-indent="-0.635cm" fo:margin-left="0.609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87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4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19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68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5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2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49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6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3T18:22:16.570000000</meta:creation-date>
    <dc:date>2023-01-15T00:14:05.836000000</dc:date>
    <meta:editing-duration>P1DT47M34S</meta:editing-duration>
    <meta:editing-cycles>24</meta:editing-cycles>
    <meta:generator>LibreOffice/6.3.5.2$Windows_X86_64 LibreOffice_project/dd0751754f11728f69b42ee2af66670068624673</meta:generator>
    <meta:document-statistic meta:table-count="0" meta:image-count="0" meta:object-count="0" meta:page-count="3" meta:paragraph-count="39" meta:word-count="896" meta:character-count="5948" meta:non-whitespace-character-count="5102"/>
  </office:meta>
</office:document-meta>
</file>